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45pt"/>
    </style:style>
    <style:style style:name="co2" style:family="table-column">
      <style:table-column-properties fo:break-before="auto" style:column-width="98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 Sentiments" table:style-name="ta1">
        <table:shapes>
          <draw:frame draw:z-index="0" draw:style-name="gr1" draw:text-style-name="P1" svg:width="660.56pt" svg:height="299.06pt" svg:x="169.71pt" svg:y="283.92pt">
            <loext:p draw:notify-on-update-of-ranges="'R Sentiments'.B2:'R Sentiments'.B26 'R Sentiments'.A1:'R Sentiments'.A1 'R Sentiments'.A2:'R Sentiments'.A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-0.212885924265094" calcext:value-type="float">
            <text:p>-0.212885924265094</text:p>
          </table:table-cell>
          <table:table-cell office:value-type="string" calcext:value-type="string">
            <text:p>wrong</text:p>
          </table:table-cell>
          <table:table-cell office:value-type="float" office:value="6.84819571360256E-015" calcext:value-type="float">
            <text:p>6.84819571360256E-15</text:p>
          </table:table-cell>
        </table:table-row>
        <table:table-row table:style-name="ro1">
          <table:table-cell office:value-type="float" office:value="-0.196935057653033" calcext:value-type="float">
            <text:p>-0.196935057653033</text:p>
          </table:table-cell>
          <table:table-cell office:value-type="string" calcext:value-type="string">
            <text:p>people</text:p>
          </table:table-cell>
          <table:table-cell office:value-type="float" office:value="0.000000000000640427832735641" calcext:value-type="float">
            <text:p>6.40427832735641E-13</text:p>
          </table:table-cell>
        </table:table-row>
        <table:table-row table:style-name="ro1">
          <table:table-cell office:value-type="float" office:value="-0.182585772173975" calcext:value-type="float">
            <text:p>-0.182585772173975</text:p>
          </table:table-cell>
          <table:table-cell office:value-type="string" calcext:value-type="string">
            <text:p>refuse</text:p>
          </table:table-cell>
          <table:table-cell office:value-type="float" office:value="0.0000000000277141183346649" calcext:value-type="float">
            <text:p>2.77141183346649E-11</text:p>
          </table:table-cell>
        </table:table-row>
        <table:table-row table:style-name="ro1">
          <table:table-cell office:value-type="float" office:value="-0.180443350914161" calcext:value-type="float">
            <text:p>-0.180443350914161</text:p>
          </table:table-cell>
          <table:table-cell office:value-type="string" calcext:value-type="string">
            <text:p>hung</text:p>
          </table:table-cell>
          <table:table-cell office:value-type="float" office:value="0.0000000000474291699578678" calcext:value-type="float">
            <text:p>4.74291699578678E-11</text:p>
          </table:table-cell>
        </table:table-row>
        <table:table-row table:style-name="ro1">
          <table:table-cell office:value-type="float" office:value="-0.167978900505626" calcext:value-type="float">
            <text:p>-0.167978900505626</text:p>
          </table:table-cell>
          <table:table-cell office:value-type="string" calcext:value-type="string">
            <text:p>issue</text:p>
          </table:table-cell>
          <table:table-cell office:value-type="float" office:value="0.000000000950373563379618" calcext:value-type="float">
            <text:p>9.50373563379618E-10</text:p>
          </table:table-cell>
        </table:table-row>
        <table:table-row table:style-name="ro1">
          <table:table-cell office:value-type="float" office:value="-0.139552946912365" calcext:value-type="float">
            <text:p>-0.139552946912365</text:p>
          </table:table-cell>
          <table:table-cell office:value-type="string" calcext:value-type="string">
            <text:p>resolve issue</text:p>
          </table:table-cell>
          <table:table-cell office:value-type="float" office:value="0.000000395773576767641" calcext:value-type="float">
            <text:p>3.95773576767641E-07</text:p>
          </table:table-cell>
        </table:table-row>
        <table:table-row table:style-name="ro1">
          <table:table-cell office:value-type="float" office:value="-0.133692518748356" calcext:value-type="float">
            <text:p>-0.133692518748356</text:p>
          </table:table-cell>
          <table:table-cell office:value-type="string" calcext:value-type="string">
            <text:p>number wa</text:p>
          </table:table-cell>
          <table:table-cell office:value-type="float" office:value="0.00000119749356302517" calcext:value-type="float">
            <text:p>1.19749356302517E-06</text:p>
          </table:table-cell>
        </table:table-row>
        <table:table-row table:style-name="ro1">
          <table:table-cell office:value-type="float" office:value="-0.131857599850202" calcext:value-type="float">
            <text:p>-0.131857599850202</text:p>
          </table:table-cell>
          <table:table-cell office:value-type="string" calcext:value-type="string">
            <text:p>harassed</text:p>
          </table:table-cell>
          <table:table-cell office:value-type="float" office:value="0.00000167772564282779" calcext:value-type="float">
            <text:p>1.67772564282779E-06</text:p>
          </table:table-cell>
        </table:table-row>
        <table:table-row table:style-name="ro1">
          <table:table-cell office:value-type="float" office:value="-0.130273096989018" calcext:value-type="float">
            <text:p>-0.130273096989018</text:p>
          </table:table-cell>
          <table:table-cell office:value-type="string" calcext:value-type="string">
            <text:p>potential</text:p>
          </table:table-cell>
          <table:table-cell office:value-type="float" office:value="0.0000022367387609813" calcext:value-type="float">
            <text:p>2.2367387609813E-06</text:p>
          </table:table-cell>
        </table:table-row>
        <table:table-row table:style-name="ro1">
          <table:table-cell office:value-type="float" office:value="-0.122164835139946" calcext:value-type="float">
            <text:p>-0.122164835139946</text:p>
          </table:table-cell>
          <table:table-cell office:value-type="string" calcext:value-type="string">
            <text:p>credit</text:p>
          </table:table-cell>
          <table:table-cell office:value-type="float" office:value="0.00000924916846133793" calcext:value-type="float">
            <text:p>9.24916846133793E-06</text:p>
          </table:table-cell>
        </table:table-row>
        <table:table-row table:style-name="ro1">
          <table:table-cell office:value-type="float" office:value="-0.119198011348839" calcext:value-type="float">
            <text:p>-0.119198011348839</text:p>
          </table:table-cell>
          <table:table-cell office:value-type="string" calcext:value-type="string">
            <text:p>countless</text:p>
          </table:table-cell>
          <table:table-cell office:value-type="float" office:value="0.0000152148449083861" calcext:value-type="float">
            <text:p>1.52148449083861E-05</text:p>
          </table:table-cell>
        </table:table-row>
        <table:table-row table:style-name="ro1">
          <table:table-cell office:value-type="float" office:value="-0.116005535240906" calcext:value-type="float">
            <text:p>-0.116005535240906</text:p>
          </table:table-cell>
          <table:table-cell office:value-type="string" calcext:value-type="string">
            <text:p>finally</text:p>
          </table:table-cell>
          <table:table-cell office:value-type="float" office:value="0.0000256612202355444" calcext:value-type="float">
            <text:p>2.56612202355444E-05</text:p>
          </table:table-cell>
        </table:table-row>
        <table:table-row table:style-name="ro1">
          <table:table-cell office:value-type="float" office:value="-0.097961436628991" calcext:value-type="float">
            <text:p>-0.097961436628991</text:p>
          </table:table-cell>
          <table:table-cell office:value-type="string" calcext:value-type="string">
            <text:p>jan</text:p>
          </table:table-cell>
          <table:table-cell office:value-type="float" office:value="0.000384110152360447" calcext:value-type="float">
            <text:p>0.00038411015236</text:p>
          </table:table-cell>
        </table:table-row>
        <table:table-row table:style-name="ro1">
          <table:table-cell office:value-type="float" office:value="-0.0948908803495485" calcext:value-type="float">
            <text:p>-0.094890880349549</text:p>
          </table:table-cell>
          <table:table-cell office:value-type="string" calcext:value-type="string">
            <text:p>harassing</text:p>
          </table:table-cell>
          <table:table-cell office:value-type="float" office:value="0.000583960450873907" calcext:value-type="float">
            <text:p>0.000583960450874</text:p>
          </table:table-cell>
        </table:table-row>
        <table:table-row table:style-name="ro1">
          <table:table-cell office:value-type="float" office:value="-0.089019007478121" calcext:value-type="float">
            <text:p>-0.089019007478121</text:p>
          </table:table-cell>
          <table:table-cell office:value-type="string" calcext:value-type="string">
            <text:p>wa</text:p>
          </table:table-cell>
          <table:table-cell office:value-type="float" office:value="0.00125851224868667" calcext:value-type="float">
            <text:p>0.001258512248687</text:p>
          </table:table-cell>
        </table:table-row>
        <table:table-row table:style-name="ro1">
          <table:table-cell office:value-type="float" office:value="-0.0867586953924643" calcext:value-type="float">
            <text:p>-0.086758695392464</text:p>
          </table:table-cell>
          <table:table-cell office:value-type="string" calcext:value-type="string">
            <text:p>blame</text:p>
          </table:table-cell>
          <table:table-cell office:value-type="float" office:value="0.0016718712484039" calcext:value-type="float">
            <text:p>0.001671871248404</text:p>
          </table:table-cell>
        </table:table-row>
        <table:table-row table:style-name="ro1">
          <table:table-cell office:value-type="float" office:value="-0.0743304539778649" calcext:value-type="float">
            <text:p>-0.074330453977865</text:p>
          </table:table-cell>
          <table:table-cell office:value-type="string" calcext:value-type="string">
            <text:p>form filled</text:p>
          </table:table-cell>
          <table:table-cell office:value-type="float" office:value="0.0071138687139306" calcext:value-type="float">
            <text:p>0.007113868713931</text:p>
          </table:table-cell>
        </table:table-row>
        <table:table-row table:style-name="ro1">
          <table:table-cell office:value-type="float" office:value="-0.0718837618690344" calcext:value-type="float">
            <text:p>-0.071883761869034</text:p>
          </table:table-cell>
          <table:table-cell office:value-type="string" calcext:value-type="string">
            <text:p>info</text:p>
          </table:table-cell>
          <table:table-cell office:value-type="float" office:value="0.00925092972446987" calcext:value-type="float">
            <text:p>0.00925092972447</text:p>
          </table:table-cell>
        </table:table-row>
        <table:table-row table:style-name="ro1">
          <table:table-cell office:value-type="float" office:value="-0.0699718007993533" calcext:value-type="float">
            <text:p>-0.069971800799353</text:p>
          </table:table-cell>
          <table:table-cell office:value-type="string" calcext:value-type="string">
            <text:p>nt</text:p>
          </table:table-cell>
          <table:table-cell office:value-type="float" office:value="0.0113013013867243" calcext:value-type="float">
            <text:p>0.011301301386724</text:p>
          </table:table-cell>
        </table:table-row>
        <table:table-row table:style-name="ro1">
          <table:table-cell office:value-type="float" office:value="-0.0666037195549162" calcext:value-type="float">
            <text:p>-0.066603719554916</text:p>
          </table:table-cell>
          <table:table-cell office:value-type="string" calcext:value-type="string">
            <text:p>representative asked</text:p>
          </table:table-cell>
          <table:table-cell office:value-type="float" office:value="0.0159077104073657" calcext:value-type="float">
            <text:p>0.015907710407366</text:p>
          </table:table-cell>
        </table:table-row>
        <table:table-row table:style-name="ro1">
          <table:table-cell office:value-type="float" office:value="-0.065383909227899" calcext:value-type="float">
            <text:p>-0.065383909227899</text:p>
          </table:table-cell>
          <table:table-cell office:value-type="string" calcext:value-type="string">
            <text:p>notice loan</text:p>
          </table:table-cell>
          <table:table-cell office:value-type="float" office:value="0.0179438930704071" calcext:value-type="float">
            <text:p>0.017943893070407</text:p>
          </table:table-cell>
        </table:table-row>
        <table:table-row table:style-name="ro1">
          <table:table-cell office:value-type="float" office:value="-0.0576043354589054" calcext:value-type="float">
            <text:p>-0.057604335458905</text:p>
          </table:table-cell>
          <table:table-cell office:value-type="string" calcext:value-type="string">
            <text:p>immediately</text:p>
          </table:table-cell>
          <table:table-cell office:value-type="float" office:value="0.0370994764633051" calcext:value-type="float">
            <text:p>0.037099476463305</text:p>
          </table:table-cell>
        </table:table-row>
        <table:table-row table:style-name="ro1">
          <table:table-cell office:value-type="float" office:value="-0.0405240158613191" calcext:value-type="float">
            <text:p>-0.040524015861319</text:p>
          </table:table-cell>
          <table:table-cell office:value-type="string" calcext:value-type="string">
            <text:p>caught</text:p>
          </table:table-cell>
          <table:table-cell office:value-type="float" office:value="0.142668699567982" calcext:value-type="float">
            <text:p>0.142668699567982</text:p>
          </table:table-cell>
        </table:table-row>
        <table:table-row table:style-name="ro1">
          <table:table-cell office:value-type="float" office:value="-0.0269417276923597" calcext:value-type="float">
            <text:p>-0.02694172769236</text:p>
          </table:table-cell>
          <table:table-cell office:value-type="string" calcext:value-type="string">
            <text:p>stuck</text:p>
          </table:table-cell>
          <table:table-cell office:value-type="float" office:value="0.329871477864783" calcext:value-type="float">
            <text:p>0.329871477864783</text:p>
          </table:table-cell>
        </table:table-row>
        <table:table-row table:style-name="ro1">
          <table:table-cell office:value-type="float" office:value="0.0337678238289986" calcext:value-type="float">
            <text:p>0.033767823828999</text:p>
          </table:table-cell>
          <table:table-cell office:value-type="string" calcext:value-type="string">
            <text:p>like</text:p>
          </table:table-cell>
          <table:table-cell office:value-type="float" office:value="0.22194536542393" calcext:value-type="float">
            <text:p>0.22194536542393</text:p>
          </table:table-cell>
        </table:table-row>
      </table:table>
      <table:table table:name="coreNLP Mean Sentiment" table:style-name="ta1">
        <table:shapes>
          <draw:frame draw:z-index="0" draw:style-name="gr1" draw:text-style-name="P1" svg:width="660.56pt" svg:height="299.06pt" svg:x="25.37pt" svg:y="354.3pt">
            <loext:p draw:notify-on-update-of-ranges="'coreNLP Mean Sentiment'.B2:'coreNLP Mean Sentiment'.B26 'coreNLP Mean Sentiment'.A1:'coreNLP Mean Sentiment'.A1 'coreNLP Mean Sentiment'.A2:'coreNLP Mean Sentiment'.A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val</text:p>
          </table:table-cell>
          <table:table-cell table:number-columns-repeated="1021"/>
        </table:table-row>
        <table:table-row table:style-name="ro1">
          <table:table-cell table:style-name="ce2" office:value-type="float" office:value="-0.489964" calcext:value-type="float">
            <text:p>-0.489964</text:p>
          </table:table-cell>
          <table:table-cell table:style-name="ce2" office:value-type="string" calcext:value-type="string">
            <text:p>wa</text:p>
          </table:table-cell>
          <table:table-cell table:style-name="ce3" office:value-type="float" office:value="4.787497E-080" calcext:value-type="float">
            <text:p>4.79E-80</text:p>
          </table:table-cell>
          <table:table-cell table:number-columns-repeated="1021"/>
        </table:table-row>
        <table:table-row table:style-name="ro1">
          <table:table-cell table:style-name="ce2" office:value-type="float" office:value="-0.355673" calcext:value-type="float">
            <text:p>-0.355673</text:p>
          </table:table-cell>
          <table:table-cell table:style-name="ce2" office:value-type="string" calcext:value-type="string">
            <text:p>told</text:p>
          </table:table-cell>
          <table:table-cell table:style-name="ce3" office:value-type="float" office:value="2.372327E-040" calcext:value-type="float">
            <text:p>2.37E-40</text:p>
          </table:table-cell>
          <table:table-cell table:number-columns-repeated="1021"/>
        </table:table-row>
        <table:table-row table:style-name="ro1">
          <table:table-cell table:style-name="ce2" office:value-type="float" office:value="-0.34829" calcext:value-type="float">
            <text:p>-0.34829</text:p>
          </table:table-cell>
          <table:table-cell table:style-name="ce2" office:value-type="string" calcext:value-type="string">
            <text:p>did</text:p>
          </table:table-cell>
          <table:table-cell table:style-name="ce3" office:value-type="float" office:value="1.172475E-038" calcext:value-type="float">
            <text:p>1.17E-38</text:p>
          </table:table-cell>
          <table:table-cell table:number-columns-repeated="1021"/>
        </table:table-row>
        <table:table-row table:style-name="ro1">
          <table:table-cell table:style-name="ce2" office:value-type="float" office:value="-0.288901" calcext:value-type="float">
            <text:p>-0.288901</text:p>
          </table:table-cell>
          <table:table-cell table:style-name="ce2" office:value-type="string" calcext:value-type="string">
            <text:p>nt</text:p>
          </table:table-cell>
          <table:table-cell table:style-name="ce3" office:value-type="float" office:value="1.333777E-026" calcext:value-type="float">
            <text:p>1.33E-26</text:p>
          </table:table-cell>
          <table:table-cell table:number-columns-repeated="1021"/>
        </table:table-row>
        <table:table-row table:style-name="ro1">
          <table:table-cell table:style-name="ce2" office:value-type="float" office:value="-0.275114" calcext:value-type="float">
            <text:p>-0.275114</text:p>
          </table:table-cell>
          <table:table-cell table:style-name="ce2" office:value-type="string" calcext:value-type="string">
            <text:p>asked</text:p>
          </table:table-cell>
          <table:table-cell table:style-name="ce3" office:value-type="float" office:value="3.512369E-024" calcext:value-type="float">
            <text:p>3.51E-24</text:p>
          </table:table-cell>
          <table:table-cell table:number-columns-repeated="1021"/>
        </table:table-row>
        <table:table-row table:style-name="ro1">
          <table:table-cell table:style-name="ce2" office:value-type="float" office:value="-0.273048" calcext:value-type="float">
            <text:p>-0.273048</text:p>
          </table:table-cell>
          <table:table-cell table:style-name="ce2" office:value-type="string" calcext:value-type="string">
            <text:p>pay</text:p>
          </table:table-cell>
          <table:table-cell table:style-name="ce3" office:value-type="float" office:value="7.878859E-024" calcext:value-type="float">
            <text:p>7.88E-24</text:p>
          </table:table-cell>
          <table:table-cell table:number-columns-repeated="1021"/>
        </table:table-row>
        <table:table-row table:style-name="ro1">
          <table:table-cell table:style-name="ce2" office:value-type="float" office:value="-0.266364" calcext:value-type="float">
            <text:p>-0.266364</text:p>
          </table:table-cell>
          <table:table-cell table:style-name="ce2" office:value-type="string" calcext:value-type="string">
            <text:p>end</text:p>
          </table:table-cell>
          <table:table-cell table:style-name="ce3" office:value-type="float" office:value="1.026938E-022" calcext:value-type="float">
            <text:p>1.03E-22</text:p>
          </table:table-cell>
          <table:table-cell table:number-columns-repeated="1021"/>
        </table:table-row>
        <table:table-row table:style-name="ro1">
          <table:table-cell table:style-name="ce2" office:value-type="float" office:value="-0.264469" calcext:value-type="float">
            <text:p>-0.264469</text:p>
          </table:table-cell>
          <table:table-cell table:style-name="ce2" office:value-type="string" calcext:value-type="string">
            <text:p>money</text:p>
          </table:table-cell>
          <table:table-cell table:style-name="ce3" office:value-type="float" office:value="2.097962E-022" calcext:value-type="float">
            <text:p>2.10E-22</text:p>
          </table:table-cell>
          <table:table-cell table:number-columns-repeated="1021"/>
        </table:table-row>
        <table:table-row table:style-name="ro1">
          <table:table-cell table:style-name="ce2" office:value-type="float" office:value="-0.253069" calcext:value-type="float">
            <text:p>-0.253069</text:p>
          </table:table-cell>
          <table:table-cell table:style-name="ce2" office:value-type="string" calcext:value-type="string">
            <text:p>mae</text:p>
          </table:table-cell>
          <table:table-cell table:style-name="ce3" office:value-type="float" office:value="1.369691E-020" calcext:value-type="float">
            <text:p>1.37E-20</text:p>
          </table:table-cell>
          <table:table-cell table:number-columns-repeated="1021"/>
        </table:table-row>
        <table:table-row table:style-name="ro1">
          <table:table-cell table:style-name="ce2" office:value-type="float" office:value="-0.238608" calcext:value-type="float">
            <text:p>-0.238608</text:p>
          </table:table-cell>
          <table:table-cell table:style-name="ce2" office:value-type="string" calcext:value-type="string">
            <text:p>care</text:p>
          </table:table-cell>
          <table:table-cell table:style-name="ce3" office:value-type="float" office:value="2.046973E-018" calcext:value-type="float">
            <text:p>2.05E-18</text:p>
          </table:table-cell>
          <table:table-cell table:number-columns-repeated="1021"/>
        </table:table-row>
        <table:table-row table:style-name="ro1">
          <table:table-cell table:style-name="ce2" office:value-type="float" office:value="-0.225608" calcext:value-type="float">
            <text:p>-0.225608</text:p>
          </table:table-cell>
          <table:table-cell table:style-name="ce2" office:value-type="string" calcext:value-type="string">
            <text:p>information</text:p>
          </table:table-cell>
          <table:table-cell table:style-name="ce3" office:value-type="float" office:value="1.401604E-016" calcext:value-type="float">
            <text:p>1.40E-16</text:p>
          </table:table-cell>
          <table:table-cell table:number-columns-repeated="1021"/>
        </table:table-row>
        <table:table-row table:style-name="ro1">
          <table:table-cell table:style-name="ce2" office:value-type="float" office:value="-0.210059" calcext:value-type="float">
            <text:p>-0.210059</text:p>
          </table:table-cell>
          <table:table-cell table:style-name="ce2" office:value-type="string" calcext:value-type="string">
            <text:p>phone</text:p>
          </table:table-cell>
          <table:table-cell table:style-name="ce3" office:value-type="float" office:value="0.0000000000000157297" calcext:value-type="float">
            <text:p>1.57E-14</text:p>
          </table:table-cell>
          <table:table-cell table:number-columns-repeated="1021"/>
        </table:table-row>
        <table:table-row table:style-name="ro1">
          <table:table-cell table:style-name="ce2" office:value-type="float" office:value="-0.208609" calcext:value-type="float">
            <text:p>-0.208609</text:p>
          </table:table-cell>
          <table:table-cell table:style-name="ce2" office:value-type="string" calcext:value-type="string">
            <text:p>hard</text:p>
          </table:table-cell>
          <table:table-cell table:style-name="ce3" office:value-type="float" office:value="0.00000000000002398261" calcext:value-type="float">
            <text:p>2.40E-14</text:p>
          </table:table-cell>
          <table:table-cell table:number-columns-repeated="1021"/>
        </table:table-row>
        <table:table-row table:style-name="ro1">
          <table:table-cell table:style-name="ce2" office:value-type="float" office:value="-0.207732" calcext:value-type="float">
            <text:p>-0.207732</text:p>
          </table:table-cell>
          <table:table-cell table:style-name="ce2" office:value-type="string" calcext:value-type="string">
            <text:p>try</text:p>
          </table:table-cell>
          <table:table-cell table:style-name="ce3" office:value-type="float" office:value="0.00000000000003091234" calcext:value-type="float">
            <text:p>3.09E-14</text:p>
          </table:table-cell>
          <table:table-cell table:number-columns-repeated="1021"/>
        </table:table-row>
        <table:table-row table:style-name="ro1">
          <table:table-cell table:style-name="ce2" office:value-type="float" office:value="-0.206939" calcext:value-type="float">
            <text:p>-0.206939</text:p>
          </table:table-cell>
          <table:table-cell table:style-name="ce2" office:value-type="string" calcext:value-type="string">
            <text:p>taken</text:p>
          </table:table-cell>
          <table:table-cell table:style-name="ce3" office:value-type="float" office:value="0.00000000000003884452" calcext:value-type="float">
            <text:p>3.88E-14</text:p>
          </table:table-cell>
          <table:table-cell table:number-columns-repeated="1021"/>
        </table:table-row>
        <table:table-row table:style-name="ro1">
          <table:table-cell table:style-name="ce2" office:value-type="float" office:value="-0.161197" calcext:value-type="float">
            <text:p>-0.161197</text:p>
          </table:table-cell>
          <table:table-cell table:style-name="ce2" office:value-type="string" calcext:value-type="string">
            <text:p>message</text:p>
          </table:table-cell>
          <table:table-cell table:style-name="ce3" office:value-type="float" office:value="0.000000004432807" calcext:value-type="float">
            <text:p>4.43E-09</text:p>
          </table:table-cell>
          <table:table-cell table:number-columns-repeated="1021"/>
        </table:table-row>
        <table:table-row table:style-name="ro1">
          <table:table-cell table:style-name="ce2" office:value-type="float" office:value="-0.153162" calcext:value-type="float">
            <text:p>-0.153162</text:p>
          </table:table-cell>
          <table:table-cell table:style-name="ce2" office:value-type="string" calcext:value-type="string">
            <text:p>email</text:p>
          </table:table-cell>
          <table:table-cell table:style-name="ce3" office:value-type="float" office:value="0.00000002530874" calcext:value-type="float">
            <text:p>2.53E-08</text:p>
          </table:table-cell>
          <table:table-cell table:number-columns-repeated="1021"/>
        </table:table-row>
        <table:table-row table:style-name="ro1">
          <table:table-cell table:style-name="ce2" office:value-type="float" office:value="-0.137854" calcext:value-type="float">
            <text:p>-0.137854</text:p>
          </table:table-cell>
          <table:table-cell table:style-name="ce2" office:value-type="string" calcext:value-type="string">
            <text:p>told needed</text:p>
          </table:table-cell>
          <table:table-cell table:style-name="ce3" office:value-type="float" office:value="0.0000005480978" calcext:value-type="float">
            <text:p>5.48E-07</text:p>
          </table:table-cell>
          <table:table-cell table:number-columns-repeated="1021"/>
        </table:table-row>
        <table:table-row table:style-name="ro1">
          <table:table-cell table:style-name="ce2" office:value-type="float" office:value="-0.128259" calcext:value-type="float">
            <text:p>-0.128259</text:p>
          </table:table-cell>
          <table:table-cell table:style-name="ce2" office:value-type="string" calcext:value-type="string">
            <text:p>today</text:p>
          </table:table-cell>
          <table:table-cell table:style-name="ce3" office:value-type="float" office:value="0.000003208262" calcext:value-type="float">
            <text:p>3.21E-06</text:p>
          </table:table-cell>
          <table:table-cell table:number-columns-repeated="1021"/>
        </table:table-row>
        <table:table-row table:style-name="ro1">
          <table:table-cell table:style-name="ce2" office:value-type="float" office:value="-0.109783" calcext:value-type="float">
            <text:p>-0.109783</text:p>
          </table:table-cell>
          <table:table-cell table:style-name="ce2" office:value-type="string" calcext:value-type="string">
            <text:p>history</text:p>
          </table:table-cell>
          <table:table-cell table:style-name="ce3" office:value-type="float" office:value="0.00006841843" calcext:value-type="float">
            <text:p>6.84E-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99679" calcext:value-type="float">
            <text:p>-0.099679</text:p>
          </table:table-cell>
          <table:table-cell table:style-name="ce2" office:value-type="string" calcext:value-type="string">
            <text:p>effect</text:p>
          </table:table-cell>
          <table:table-cell table:style-name="ce3" office:value-type="float" office:value="0.000302292" calcext:value-type="float">
            <text:p>3.02E-04</text:p>
          </table:table-cell>
          <table:table-cell table:number-columns-repeated="1021"/>
        </table:table-row>
        <table:table-row table:style-name="ro1">
          <table:table-cell table:style-name="ce2" office:value-type="float" office:value="-0.079224" calcext:value-type="float">
            <text:p>-0.079224</text:p>
          </table:table-cell>
          <table:table-cell table:style-name="ce2" office:value-type="string" calcext:value-type="string">
            <text:p>success</text:p>
          </table:table-cell>
          <table:table-cell table:style-name="ce3" office:value-type="float" office:value="0.004115006" calcext:value-type="float">
            <text:p>4.12E-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78744" calcext:value-type="float">
            <text:p>-0.078744</text:p>
          </table:table-cell>
          <table:table-cell table:style-name="ce2" office:value-type="string" calcext:value-type="string">
            <text:p>later month</text:p>
          </table:table-cell>
          <table:table-cell table:style-name="ce3" office:value-type="float" office:value="0.004347526" calcext:value-type="float">
            <text:p>4.35E-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69804" calcext:value-type="float">
            <text:p>-0.069804</text:p>
          </table:table-cell>
          <table:table-cell table:style-name="ce2" office:value-type="string" calcext:value-type="string">
            <text:p>heard sallie</text:p>
          </table:table-cell>
          <table:table-cell table:style-name="ce3" office:value-type="float" office:value="0.01149931" calcext:value-type="float">
            <text:p>1.15E-02</text:p>
          </table:table-cell>
          <table:table-cell table:number-columns-repeated="1021"/>
        </table:table-row>
        <table:table-row table:style-name="ro1">
          <table:table-cell table:style-name="ce2" office:value-type="float" office:value="-0.068213" calcext:value-type="float">
            <text:p>-0.068213</text:p>
          </table:table-cell>
          <table:table-cell table:style-name="ce2" office:value-type="string" calcext:value-type="string">
            <text:p>handled</text:p>
          </table:table-cell>
          <table:table-cell table:style-name="ce3" office:value-type="float" office:value="0.01353345" calcext:value-type="float">
            <text:p>1.35E-02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NLP Max Sentiment" table:style-name="ta1">
        <table:shapes>
          <draw:frame draw:z-index="0" draw:style-name="gr1" draw:text-style-name="P1" svg:width="660.56pt" svg:height="299.06pt" svg:x="24.77pt" svg:y="389.79pt">
            <loext:p draw:notify-on-update-of-ranges="'coreNLP Max Sentiment'.B2:'coreNLP Max Sentiment'.B26 'coreNLP Max Sentiment'.A1:'coreNLP Max Sentiment'.A1 'coreNLP Max Sentiment'.A2:'coreNLP Max Sentiment'.A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val</text:p>
          </table:table-cell>
          <table:table-cell table:number-columns-repeated="1021"/>
        </table:table-row>
        <table:table-row table:style-name="ro1">
          <table:table-cell table:style-name="ce2" office:value-type="float" office:value="-0.237526" calcext:value-type="float">
            <text:p>-0.237526</text:p>
          </table:table-cell>
          <table:table-cell table:style-name="ce2" office:value-type="string" calcext:value-type="string">
            <text:p>offer refinancing</text:p>
          </table:table-cell>
          <table:table-cell table:style-name="ce3" office:value-type="float" office:value="2.938504E-018" calcext:value-type="float">
            <text:p>2.94E-18</text:p>
          </table:table-cell>
          <table:table-cell table:number-columns-repeated="1021"/>
        </table:table-row>
        <table:table-row table:style-name="ro1">
          <table:table-cell table:style-name="ce2" office:value-type="float" office:value="-0.141353" calcext:value-type="float">
            <text:p>-0.141353</text:p>
          </table:table-cell>
          <table:table-cell table:style-name="ce2" office:value-type="string" calcext:value-type="string">
            <text:p>refinancing</text:p>
          </table:table-cell>
          <table:table-cell table:style-name="ce3" office:value-type="float" office:value="0.0000002790916" calcext:value-type="float">
            <text:p>2.79E-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903" calcext:value-type="float">
            <text:p>-0.04903</text:p>
          </table:table-cell>
          <table:table-cell table:style-name="ce2" office:value-type="string" calcext:value-type="string">
            <text:p>wa</text:p>
          </table:table-cell>
          <table:table-cell table:style-name="ce3" office:value-type="float" office:value="0.07606866" calcext:value-type="float">
            <text:p>7.61E-02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946" calcext:value-type="float">
            <text:p>-0.023946</text:p>
          </table:table-cell>
          <table:table-cell table:style-name="ce2" office:value-type="string" calcext:value-type="string">
            <text:p>fact</text:p>
          </table:table-cell>
          <table:table-cell table:style-name="ce3" office:value-type="float" office:value="0.3864989" calcext:value-type="float">
            <text:p>3.86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826" calcext:value-type="float">
            <text:p>-0.023826</text:p>
          </table:table-cell>
          <table:table-cell table:style-name="ce2" office:value-type="string" calcext:value-type="string">
            <text:p>mae</text:p>
          </table:table-cell>
          <table:table-cell table:style-name="ce3" office:value-type="float" office:value="0.3888845" calcext:value-type="float">
            <text:p>3.89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174" calcext:value-type="float">
            <text:p>-0.023174</text:p>
          </table:table-cell>
          <table:table-cell table:style-name="ce2" office:value-type="string" calcext:value-type="string">
            <text:p>payment</text:p>
          </table:table-cell>
          <table:table-cell table:style-name="ce3" office:value-type="float" office:value="0.4019819" calcext:value-type="float">
            <text:p>4.02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62" calcext:value-type="float">
            <text:p>-0.01662</text:p>
          </table:table-cell>
          <table:table-cell table:style-name="ce2" office:value-type="string" calcext:value-type="string">
            <text:p>sallie</text:p>
          </table:table-cell>
          <table:table-cell table:style-name="ce3" office:value-type="float" office:value="0.5478251" calcext:value-type="float">
            <text:p>5.48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358" calcext:value-type="float">
            <text:p>-0.014358</text:p>
          </table:table-cell>
          <table:table-cell table:style-name="ce2" office:value-type="string" calcext:value-type="string">
            <text:p>sallie mae</text:p>
          </table:table-cell>
          <table:table-cell table:style-name="ce3" office:value-type="float" office:value="0.6036194" calcext:value-type="float">
            <text:p>6.04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917" calcext:value-type="float">
            <text:p>-0.011917</text:p>
          </table:table-cell>
          <table:table-cell table:style-name="ce2" office:value-type="string" calcext:value-type="string">
            <text:p>told</text:p>
          </table:table-cell>
          <table:table-cell table:style-name="ce3" office:value-type="float" office:value="0.6665196" calcext:value-type="float">
            <text:p>6.67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619" calcext:value-type="float">
            <text:p>-0.004619</text:p>
          </table:table-cell>
          <table:table-cell table:style-name="ce2" office:value-type="string" calcext:value-type="string">
            <text:p>month ahead</text:p>
          </table:table-cell>
          <table:table-cell table:style-name="ce3" office:value-type="float" office:value="0.8673455" calcext:value-type="float">
            <text:p>8.67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873" calcext:value-type="float">
            <text:p>-0.003873</text:p>
          </table:table-cell>
          <table:table-cell table:style-name="ce2" office:value-type="string" calcext:value-type="string">
            <text:p>refuse talk</text:p>
          </table:table-cell>
          <table:table-cell table:style-name="ce3" office:value-type="float" office:value="0.8886368" calcext:value-type="float">
            <text:p>8.89E-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855" calcext:value-type="float">
            <text:p>-0.003855</text:p>
          </table:table-cell>
          <table:table-cell table:style-name="ce2" office:value-type="string" calcext:value-type="string">
            <text:p>refuse</text:p>
          </table:table-cell>
          <table:table-cell table:style-name="ce3" office:value-type="float" office:value="0.8891442" calcext:value-type="float">
            <text:p>8.89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3001" calcext:value-type="float">
            <text:p>0.00300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0.9135768" calcext:value-type="float">
            <text:p>9.14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6686" calcext:value-type="float">
            <text:p>0.006686</text:p>
          </table:table-cell>
          <table:table-cell table:style-name="ce2" office:value-type="string" calcext:value-type="string">
            <text:p>student loan</text:p>
          </table:table-cell>
          <table:table-cell table:style-name="ce3" office:value-type="float" office:value="0.8089508" calcext:value-type="float">
            <text:p>8.09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23921" calcext:value-type="float">
            <text:p>0.023921</text:p>
          </table:table-cell>
          <table:table-cell table:style-name="ce2" office:value-type="string" calcext:value-type="string">
            <text:p>s</text:p>
          </table:table-cell>
          <table:table-cell table:style-name="ce3" office:value-type="float" office:value="0.3869954" calcext:value-type="float">
            <text:p>3.87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24259" calcext:value-type="float">
            <text:p>0.024259</text:p>
          </table:table-cell>
          <table:table-cell table:style-name="ce2" office:value-type="string" calcext:value-type="string">
            <text:p>thing</text:p>
          </table:table-cell>
          <table:table-cell table:style-name="ce3" office:value-type="float" office:value="0.3803082" calcext:value-type="float">
            <text:p>3.80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26684" calcext:value-type="float">
            <text:p>0.026684</text:p>
          </table:table-cell>
          <table:table-cell table:style-name="ce2" office:value-type="string" calcext:value-type="string">
            <text:p>ha</text:p>
          </table:table-cell>
          <table:table-cell table:style-name="ce3" office:value-type="float" office:value="0.334521" calcext:value-type="float">
            <text:p>3.35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39517" calcext:value-type="float">
            <text:p>0.039517</text:p>
          </table:table-cell>
          <table:table-cell table:style-name="ce2" office:value-type="string" calcext:value-type="string">
            <text:p>waste</text:p>
          </table:table-cell>
          <table:table-cell table:style-name="ce3" office:value-type="float" office:value="0.1528735" calcext:value-type="float">
            <text:p>1.53E-0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605" calcext:value-type="float">
            <text:p>0.049605</text:p>
          </table:table-cell>
          <table:table-cell table:style-name="ce2" office:value-type="string" calcext:value-type="string">
            <text:p>paying</text:p>
          </table:table-cell>
          <table:table-cell table:style-name="ce3" office:value-type="float" office:value="0.0726891" calcext:value-type="float">
            <text:p>7.27E-02</text:p>
          </table:table-cell>
          <table:table-cell table:number-columns-repeated="1021"/>
        </table:table-row>
        <table:table-row table:style-name="ro1">
          <table:table-cell table:style-name="ce2" office:value-type="float" office:value="0.050209" calcext:value-type="float">
            <text:p>0.050209</text:p>
          </table:table-cell>
          <table:table-cell table:style-name="ce2" office:value-type="string" calcext:value-type="string">
            <text:p>10 year</text:p>
          </table:table-cell>
          <table:table-cell table:style-name="ce3" office:value-type="float" office:value="0.06926891" calcext:value-type="float">
            <text:p>6.93E-02</text:p>
          </table:table-cell>
          <table:table-cell table:number-columns-repeated="1021"/>
        </table:table-row>
        <table:table-row table:style-name="ro1">
          <table:table-cell table:style-name="ce2" office:value-type="float" office:value="0.06367" calcext:value-type="float">
            <text:p>0.06367</text:p>
          </table:table-cell>
          <table:table-cell table:style-name="ce2" office:value-type="string" calcext:value-type="string">
            <text:p>pretty</text:p>
          </table:table-cell>
          <table:table-cell table:style-name="ce3" office:value-type="float" office:value="0.02118786" calcext:value-type="float">
            <text:p>2.12E-02</text:p>
          </table:table-cell>
          <table:table-cell table:number-columns-repeated="1021"/>
        </table:table-row>
        <table:table-row table:style-name="ro1">
          <table:table-cell table:style-name="ce2" office:value-type="float" office:value="0.078714" calcext:value-type="float">
            <text:p>0.078714</text:p>
          </table:table-cell>
          <table:table-cell table:style-name="ce2" office:value-type="string" calcext:value-type="string">
            <text:p>s credit</text:p>
          </table:table-cell>
          <table:table-cell table:style-name="ce3" office:value-type="float" office:value="0.004362543" calcext:value-type="float">
            <text:p>4.36E-03</text:p>
          </table:table-cell>
          <table:table-cell table:number-columns-repeated="1021"/>
        </table:table-row>
        <table:table-row table:style-name="ro1">
          <table:table-cell table:style-name="ce2" office:value-type="float" office:value="0.112626" calcext:value-type="float">
            <text:p>0.112626</text:p>
          </table:table-cell>
          <table:table-cell table:style-name="ce2" office:value-type="string" calcext:value-type="string">
            <text:p>afford live</text:p>
          </table:table-cell>
          <table:table-cell table:style-name="ce3" office:value-type="float" office:value="0.00004398627" calcext:value-type="float">
            <text:p>4.40E-05</text:p>
          </table:table-cell>
          <table:table-cell table:number-columns-repeated="1021"/>
        </table:table-row>
        <table:table-row table:style-name="ro1">
          <table:table-cell table:style-name="ce2" office:value-type="float" office:value="0.127022" calcext:value-type="float">
            <text:p>0.127022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0.000003993376" calcext:value-type="float">
            <text:p>3.99E-06</text:p>
          </table:table-cell>
          <table:table-cell table:number-columns-repeated="1021"/>
        </table:table-row>
        <table:table-row table:style-name="ro1">
          <table:table-cell table:style-name="ce2" office:value-type="float" office:value="0.146639" calcext:value-type="float">
            <text:p>0.146639</text:p>
          </table:table-cell>
          <table:table-cell table:style-name="ce2" office:value-type="string" calcext:value-type="string">
            <text:p>mae change</text:p>
          </table:table-cell>
          <table:table-cell table:style-name="ce3" office:value-type="float" office:value="0.00000009755672" calcext:value-type="float">
            <text:p>9.76E-08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itter Mean Sentiment" table:style-name="ta1">
        <table:shapes>
          <draw:frame draw:z-index="0" draw:style-name="gr1" draw:text-style-name="P1" svg:width="660.56pt" svg:height="299.06pt" svg:x="24.77pt" svg:y="389.79pt">
            <loext:p draw:notify-on-update-of-ranges="'Twitter Mean Sentiment'.B2:'Twitter Mean Sentiment'.B26 'Twitter Mean Sentiment'.A1:'Twitter Mean Sentiment'.A1 'Twitter Mean Sentiment'.A2:'Twitter Mean Sentiment'.A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val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627" calcext:value-type="float">
            <text:p>-0.142627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0.00001692454" calcext:value-type="float">
            <text:p>1.69E-05</text:p>
          </table:table-cell>
          <table:table-cell table:number-columns-repeated="1019"/>
        </table:table-row>
        <table:table-row table:style-name="ro1">
          <table:table-cell table:style-name="ce2" office:value-type="float" office:value="-0.113333" calcext:value-type="float">
            <text:p>-0.113333</text:p>
          </table:table-cell>
          <table:table-cell table:style-name="ce2" office:value-type="string" calcext:value-type="string">
            <text:p>bad</text:p>
          </table:table-cell>
          <table:table-cell table:style-name="ce3" office:value-type="float" office:value="0.0006450223" calcext:value-type="float">
            <text:p>6.45E-0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10673" calcext:value-type="float">
            <text:p>-0.110673</text:p>
          </table:table-cell>
          <table:table-cell table:style-name="ce2" office:value-type="string" calcext:value-type="string">
            <text:p>let</text:p>
          </table:table-cell>
          <table:table-cell table:style-name="ce3" office:value-type="float" office:value="0.0008642808" calcext:value-type="float">
            <text:p>8.64E-0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03653" calcext:value-type="float">
            <text:p>-0.10365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.001815584" calcext:value-type="float">
            <text:p>1.82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98319" calcext:value-type="float">
            <text:p>-0.098319</text:p>
          </table:table-cell>
          <table:table-cell table:style-name="ce2" office:value-type="string" calcext:value-type="string">
            <text:p>nt</text:p>
          </table:table-cell>
          <table:table-cell table:style-name="ce3" office:value-type="float" office:value="0.003100789" calcext:value-type="float">
            <text:p>3.10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95967" calcext:value-type="float">
            <text:p>-0.095967</text:p>
          </table:table-cell>
          <table:table-cell table:style-name="ce2" office:value-type="string" calcext:value-type="string">
            <text:p>told</text:p>
          </table:table-cell>
          <table:table-cell table:style-name="ce3" office:value-type="float" office:value="0.003895837" calcext:value-type="float">
            <text:p>3.90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22874" calcext:value-type="float">
            <text:p>-0.022874</text:p>
          </table:table-cell>
          <table:table-cell table:style-name="ce2" office:value-type="string" calcext:value-type="string">
            <text:p>s</text:p>
          </table:table-cell>
          <table:table-cell table:style-name="ce3" office:value-type="float" office:value="0.4923913" calcext:value-type="float">
            <text:p>4.92E-0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12176" calcext:value-type="float">
            <text:p>-0.012176</text:p>
          </table:table-cell>
          <table:table-cell table:style-name="ce2" office:value-type="string" calcext:value-type="string">
            <text:p>tcomulj2ivqtx</text:p>
          </table:table-cell>
          <table:table-cell table:style-name="ce3" office:value-type="float" office:value="0.7148121" calcext:value-type="float">
            <text:p>7.15E-0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12176" calcext:value-type="float">
            <text:p>-0.012176</text:p>
          </table:table-cell>
          <table:table-cell table:style-name="ce2" office:value-type="string" calcext:value-type="string">
            <text:p>http tcomulj2ivqtx</text:p>
          </table:table-cell>
          <table:table-cell table:style-name="ce3" office:value-type="float" office:value="0.7148121" calcext:value-type="float">
            <text:p>7.15E-0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44654" calcext:value-type="float">
            <text:p>0.044654</text:p>
          </table:table-cell>
          <table:table-cell table:style-name="ce2" office:value-type="string" calcext:value-type="string">
            <text:p>big</text:p>
          </table:table-cell>
          <table:table-cell table:style-name="ce3" office:value-type="float" office:value="0.1800263" calcext:value-type="float">
            <text:p>1.80E-0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56846" calcext:value-type="float">
            <text:p>0.056846</text:p>
          </table:table-cell>
          <table:table-cell table:style-name="ce2" office:value-type="string" calcext:value-type="string">
            <text:p>way</text:p>
          </table:table-cell>
          <table:table-cell table:style-name="ce3" office:value-type="float" office:value="0.08777811" calcext:value-type="float">
            <text:p>8.78E-02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8169" calcext:value-type="float">
            <text:p>0.08169</text:p>
          </table:table-cell>
          <table:table-cell table:style-name="ce2" office:value-type="string" calcext:value-type="string">
            <text:p>ago</text:p>
          </table:table-cell>
          <table:table-cell table:style-name="ce3" office:value-type="float" office:value="0.01406944" calcext:value-type="float">
            <text:p>1.41E-02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8326" calcext:value-type="float">
            <text:p>0.08326</text:p>
          </table:table-cell>
          <table:table-cell table:style-name="ce2" office:value-type="string" calcext:value-type="string">
            <text:p>mae</text:p>
          </table:table-cell>
          <table:table-cell table:style-name="ce3" office:value-type="float" office:value="0.01232055" calcext:value-type="float">
            <text:p>1.23E-02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88631" calcext:value-type="float">
            <text:p>0.088631</text:p>
          </table:table-cell>
          <table:table-cell table:style-name="ce2" office:value-type="string" calcext:value-type="string">
            <text:p>sallie mae</text:p>
          </table:table-cell>
          <table:table-cell table:style-name="ce3" office:value-type="float" office:value="0.007700805" calcext:value-type="float">
            <text:p>7.70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95076" calcext:value-type="float">
            <text:p>0.095076</text:p>
          </table:table-cell>
          <table:table-cell table:style-name="ce2" office:value-type="string" calcext:value-type="string">
            <text:p>real</text:p>
          </table:table-cell>
          <table:table-cell table:style-name="ce3" office:value-type="float" office:value="0.004242509" calcext:value-type="float">
            <text:p>4.24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1183" calcext:value-type="float">
            <text:p>0.101183</text:p>
          </table:table-cell>
          <table:table-cell table:style-name="ce2" office:value-type="string" calcext:value-type="string">
            <text:p>dee1</text:p>
          </table:table-cell>
          <table:table-cell table:style-name="ce3" office:value-type="float" office:value="0.002333279" calcext:value-type="float">
            <text:p>2.33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519" calcext:value-type="float">
            <text:p>0.10519</text:p>
          </table:table-cell>
          <table:table-cell table:style-name="ce2" office:value-type="string" calcext:value-type="string">
            <text:p>thank god</text:p>
          </table:table-cell>
          <table:table-cell table:style-name="ce3" office:value-type="float" office:value="0.001548916" calcext:value-type="float">
            <text:p>1.55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6062" calcext:value-type="float">
            <text:p>0.106062</text:p>
          </table:table-cell>
          <table:table-cell table:style-name="ce2" office:value-type="string" calcext:value-type="string">
            <text:p>thank</text:p>
          </table:table-cell>
          <table:table-cell table:style-name="ce3" office:value-type="float" office:value="0.001414174" calcext:value-type="float">
            <text:p>1.41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6999" calcext:value-type="float">
            <text:p>0.106999</text:p>
          </table:table-cell>
          <table:table-cell table:style-name="ce2" office:value-type="string" calcext:value-type="string">
            <text:p>sallie</text:p>
          </table:table-cell>
          <table:table-cell table:style-name="ce3" office:value-type="float" office:value="0.001281414" calcext:value-type="float">
            <text:p>1.28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9305" calcext:value-type="float">
            <text:p>0.109305</text:p>
          </table:table-cell>
          <table:table-cell table:style-name="ce2" office:value-type="string" calcext:value-type="string">
            <text:p>thanks</text:p>
          </table:table-cell>
          <table:table-cell table:style-name="ce3" office:value-type="float" office:value="0.001002166" calcext:value-type="float">
            <text:p>1.00E-03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20954" calcext:value-type="float">
            <text:p>0.120954</text:p>
          </table:table-cell>
          <table:table-cell table:style-name="ce2" office:value-type="string" calcext:value-type="string">
            <text:p>http</text:p>
          </table:table-cell>
          <table:table-cell table:style-name="ce3" office:value-type="float" office:value="0.0002694572" calcext:value-type="float">
            <text:p>2.69E-0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77894" calcext:value-type="float">
            <text:p>0.177894</text:p>
          </table:table-cell>
          <table:table-cell table:style-name="ce2" office:value-type="string" calcext:value-type="string">
            <text:p>campus</text:p>
          </table:table-cell>
          <table:table-cell table:style-name="ce3" office:value-type="float" office:value="0.00000007396072" calcext:value-type="float">
            <text:p>7.40E-08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77894" calcext:value-type="float">
            <text:p>0.177894</text:p>
          </table:table-cell>
          <table:table-cell table:style-name="ce2" office:value-type="string" calcext:value-type="string">
            <text:p>visit</text:p>
          </table:table-cell>
          <table:table-cell table:style-name="ce3" office:value-type="float" office:value="0.00000007396072" calcext:value-type="float">
            <text:p>7.40E-08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77894" calcext:value-type="float">
            <text:p>0.177894</text:p>
          </table:table-cell>
          <table:table-cell table:style-name="ce2" office:value-type="string" calcext:value-type="string">
            <text:p>campus visit</text:p>
          </table:table-cell>
          <table:table-cell table:style-name="ce3" office:value-type="float" office:value="0.00000007396072" calcext:value-type="float">
            <text:p>7.40E-08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8935" calcext:value-type="float">
            <text:p>0.18935</text:p>
          </table:table-cell>
          <table:table-cell table:style-name="ce2" office:value-type="string" calcext:value-type="string">
            <text:p>apple</text:p>
          </table:table-cell>
          <table:table-cell table:style-name="ce3" office:value-type="float" office:value="0.000000009807364" calcext:value-type="float">
            <text:p>9.81E-09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witter Max Sentiment" table:style-name="ta1">
        <table:shapes>
          <draw:frame draw:z-index="0" draw:style-name="gr1" draw:text-style-name="P1" svg:width="660.56pt" svg:height="299.06pt" svg:x="24.77pt" svg:y="389.79pt">
            <loext:p draw:notify-on-update-of-ranges="'Twitter Max Sentiment'.B2:'Twitter Max Sentiment'.B26 'Twitter Max Sentiment'.A1:'Twitter Max Sentiment'.A1 'Twitter Max Sentiment'.A2:'Twitter Max Sentiment'.A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val</text:p>
          </table:table-cell>
          <table:table-cell table:number-columns-repeated="1020"/>
        </table:table-row>
        <table:table-row table:style-name="ro1">
          <table:table-cell table:style-name="ce2" office:value-type="float" office:value="-0.23146" calcext:value-type="float">
            <text:p>-0.23146</text:p>
          </table:table-cell>
          <table:table-cell table:style-name="ce2" office:value-type="string" calcext:value-type="string">
            <text:p>navient</text:p>
          </table:table-cell>
          <table:table-cell table:style-name="ce3" office:value-type="float" office:value="0.000000000001901084" calcext:value-type="float">
            <text:p>1.90E-12</text:p>
          </table:table-cell>
          <table:table-cell table:number-columns-repeated="1020"/>
        </table:table-row>
        <table:table-row table:style-name="ro1">
          <table:table-cell table:style-name="ce2" office:value-type="float" office:value="-0.168382" calcext:value-type="float">
            <text:p>-0.168382</text:p>
          </table:table-cell>
          <table:table-cell table:style-name="ce2" office:value-type="string" calcext:value-type="string">
            <text:p>cybersecurity</text:p>
          </table:table-cell>
          <table:table-cell table:style-name="ce3" office:value-type="float" office:value="0.0000003594894" calcext:value-type="float">
            <text:p>3.59E-07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6675" calcext:value-type="float">
            <text:p>-0.16675</text:p>
          </table:table-cell>
          <table:table-cell table:style-name="ce2" office:value-type="string" calcext:value-type="string">
            <text:p>recognized</text:p>
          </table:table-cell>
          <table:table-cell table:style-name="ce3" office:value-type="float" office:value="0.0000004674442" calcext:value-type="float">
            <text:p>4.67E-07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65106" calcext:value-type="float">
            <text:p>-0.165106</text:p>
          </table:table-cell>
          <table:table-cell table:style-name="ce2" office:value-type="string" calcext:value-type="string">
            <text:p>practice</text:p>
          </table:table-cell>
          <table:table-cell table:style-name="ce3" office:value-type="float" office:value="0.000000607481" calcext:value-type="float">
            <text:p>6.07E-07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float" office:value="-0.163448" calcext:value-type="float">
            <text:p>-0.163448</text:p>
          </table:table-cell>
          <table:table-cell table:style-name="ce2" office:value-type="string" calcext:value-type="string">
            <text:p>recognized cybersecurity</text:p>
          </table:table-cell>
          <table:table-cell table:style-name="ce3" office:value-type="float" office:value="0.0000007890385" calcext:value-type="float">
            <text:p>7.89E-07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60094" calcext:value-type="float">
            <text:p>-0.160094</text:p>
          </table:table-cell>
          <table:table-cell table:style-name="ce2" office:value-type="string" calcext:value-type="string">
            <text:p>mae recognized</text:p>
          </table:table-cell>
          <table:table-cell table:style-name="ce3" office:value-type="float" office:value="0.000001329019" calcext:value-type="float">
            <text:p>1.33E-06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54954" calcext:value-type="float">
            <text:p>-0.154954</text:p>
          </table:table-cell>
          <table:table-cell table:style-name="ce2" office:value-type="string" calcext:value-type="string">
            <text:p>management practice</text:p>
          </table:table-cell>
          <table:table-cell table:style-name="ce3" office:value-type="float" office:value="0.000002893954" calcext:value-type="float">
            <text:p>2.89E-06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23941" calcext:value-type="float">
            <text:p>-0.123941</text:p>
          </table:table-cell>
          <table:table-cell table:style-name="ce2" office:value-type="string" calcext:value-type="string">
            <text:p>loan</text:p>
          </table:table-cell>
          <table:table-cell table:style-name="ce3" office:value-type="float" office:value="0.0001887122" calcext:value-type="float">
            <text:p>1.89E-04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1189" calcext:value-type="float">
            <text:p>-0.1189</text:p>
          </table:table-cell>
          <table:table-cell table:style-name="ce2" office:value-type="string" calcext:value-type="string">
            <text:p>student</text:p>
          </table:table-cell>
          <table:table-cell table:style-name="ce3" office:value-type="float" office:value="0.000342687" calcext:value-type="float">
            <text:p>3.43E-04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67315" calcext:value-type="float">
            <text:p>-0.067315</text:p>
          </table:table-cell>
          <table:table-cell table:style-name="ce2" office:value-type="string" calcext:value-type="string">
            <text:p>pay</text:p>
          </table:table-cell>
          <table:table-cell table:style-name="ce3" office:value-type="float" office:value="0.04314614" calcext:value-type="float">
            <text:p>4.31E-0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57877" calcext:value-type="float">
            <text:p>-0.057877</text:p>
          </table:table-cell>
          <table:table-cell table:style-name="ce2" office:value-type="string" calcext:value-type="string">
            <text:p>nt</text:p>
          </table:table-cell>
          <table:table-cell table:style-name="ce3" office:value-type="float" office:value="0.08216732" calcext:value-type="float">
            <text:p>8.22E-0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14703" calcext:value-type="float">
            <text:p>-0.014703</text:p>
          </table:table-cell>
          <table:table-cell table:style-name="ce2" office:value-type="string" calcext:value-type="string">
            <text:p>got</text:p>
          </table:table-cell>
          <table:table-cell table:style-name="ce3" office:value-type="float" office:value="0.6590478" calcext:value-type="float">
            <text:p>6.59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04011" calcext:value-type="float">
            <text:p>-0.004011</text:p>
          </table:table-cell>
          <table:table-cell table:style-name="ce2" office:value-type="string" calcext:value-type="string">
            <text:p>mae http</text:p>
          </table:table-cell>
          <table:table-cell table:style-name="ce3" office:value-type="float" office:value="0.90419" calcext:value-type="float">
            <text:p>9.04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-0.001488" calcext:value-type="float">
            <text:p>-0.001488</text:p>
          </table:table-cell>
          <table:table-cell table:style-name="ce2" office:value-type="string" calcext:value-type="string">
            <text:p>mae</text:p>
          </table:table-cell>
          <table:table-cell table:style-name="ce3" office:value-type="float" office:value="0.9643961" calcext:value-type="float">
            <text:p>9.64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0405" calcext:value-type="float">
            <text:p>0.00405</text:p>
          </table:table-cell>
          <table:table-cell table:style-name="ce2" office:value-type="string" calcext:value-type="string">
            <text:p>s</text:p>
          </table:table-cell>
          <table:table-cell table:style-name="ce3" office:value-type="float" office:value="0.9032589" calcext:value-type="float">
            <text:p>9.03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08688" calcext:value-type="float">
            <text:p>0.008688</text:p>
          </table:table-cell>
          <table:table-cell table:style-name="ce2" office:value-type="string" calcext:value-type="string">
            <text:p>sallie mae</text:p>
          </table:table-cell>
          <table:table-cell table:style-name="ce3" office:value-type="float" office:value="0.7943061" calcext:value-type="float">
            <text:p>7.94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18388" calcext:value-type="float">
            <text:p>0.018388</text:p>
          </table:table-cell>
          <table:table-cell table:style-name="ce2" office:value-type="string" calcext:value-type="string">
            <text:p>sallie</text:p>
          </table:table-cell>
          <table:table-cell table:style-name="ce3" office:value-type="float" office:value="0.5810547" calcext:value-type="float">
            <text:p>5.81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28166" calcext:value-type="float">
            <text:p>0.028166</text:p>
          </table:table-cell>
          <table:table-cell table:style-name="ce2" office:value-type="string" calcext:value-type="string">
            <text:p>http</text:p>
          </table:table-cell>
          <table:table-cell table:style-name="ce3" office:value-type="float" office:value="0.3978954" calcext:value-type="float">
            <text:p>3.98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48744" calcext:value-type="float">
            <text:p>0.048744</text:p>
          </table:table-cell>
          <table:table-cell table:style-name="ce2" office:value-type="string" calcext:value-type="string">
            <text:p>paying</text:p>
          </table:table-cell>
          <table:table-cell table:style-name="ce3" office:value-type="float" office:value="0.1433075" calcext:value-type="float">
            <text:p>1.43E-01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056027" calcext:value-type="float">
            <text:p>0.056027</text:p>
          </table:table-cell>
          <table:table-cell table:style-name="ce2" office:value-type="string" calcext:value-type="string">
            <text:p>salliemae</text:p>
          </table:table-cell>
          <table:table-cell table:style-name="ce3" office:value-type="float" office:value="0.09245562" calcext:value-type="float">
            <text:p>9.25E-0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07426" calcext:value-type="float">
            <text:p>0.107426</text:p>
          </table:table-cell>
          <table:table-cell table:style-name="ce2" office:value-type="string" calcext:value-type="string">
            <text:p>owe sallie</text:p>
          </table:table-cell>
          <table:table-cell table:style-name="ce3" office:value-type="float" office:value="0.001224782" calcext:value-type="float">
            <text:p>1.22E-03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17646" calcext:value-type="float">
            <text:p>0.117646</text:p>
          </table:table-cell>
          <table:table-cell table:style-name="ce2" office:value-type="string" calcext:value-type="string">
            <text:p>thanks</text:p>
          </table:table-cell>
          <table:table-cell table:style-name="ce3" office:value-type="float" office:value="0.0003960782" calcext:value-type="float">
            <text:p>3.96E-04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18822" calcext:value-type="float">
            <text:p>0.118822</text:p>
          </table:table-cell>
          <table:table-cell table:style-name="ce2" office:value-type="string" calcext:value-type="string">
            <text:p>salliemae thanks</text:p>
          </table:table-cell>
          <table:table-cell table:style-name="ce3" office:value-type="float" office:value="0.0003458081" calcext:value-type="float">
            <text:p>3.46E-04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33816" calcext:value-type="float">
            <text:p>0.133816</text:p>
          </table:table-cell>
          <table:table-cell table:style-name="ce2" office:value-type="string" calcext:value-type="string">
            <text:p>thank</text:p>
          </table:table-cell>
          <table:table-cell table:style-name="ce3" office:value-type="float" office:value="0.00005489038" calcext:value-type="float">
            <text:p>5.49E-05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float" office:value="0.137279" calcext:value-type="float">
            <text:p>0.137279</text:p>
          </table:table-cell>
          <table:table-cell table:style-name="ce2" office:value-type="string" calcext:value-type="string">
            <text:p>thanks sallie</text:p>
          </table:table-cell>
          <table:table-cell table:style-name="ce3" office:value-type="float" office:value="0.00003486135" calcext:value-type="float">
            <text:p>3.49E-05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02:58:26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1:38:12.015000000</meta:creation-date>
    <dc:date>2017-02-03T03:03:17.668000000</dc:date>
    <meta:editing-duration>PT15M37S</meta:editing-duration>
    <meta:editing-cycles>8</meta:editing-cycles>
    <meta:generator>LibreOffice/5.2.5.1$Windows_x86 LibreOffice_project/0312e1a284a7d50ca85a365c316c7abbf20a4d22</meta:generator>
    <meta:document-statistic meta:table-count="5" meta:cell-count="3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10.551cm" xlink:href=".." xlink:type="simple" chart:class="chart:bar" chart:style-name="ch1">
        <chart:title svg:x="8.248cm" svg:y="0.347cm" chart:style-name="ch2">
          <text:p>Correlation of Sentiment with Term</text:p>
        </chart:title>
        <chart:legend chart:legend-position="end" svg:x="22.073cm" svg:y="4.976cm" style:legend-expansion="high" chart:style-name="ch3"/>
        <chart:plot-area chart:style-name="ch4" table:cell-range-address="'R Sentiments'.A2:'R Sentiments'.B26 'R Sentiments'.A1:'R Sentiments'.A1" chart:data-source-has-labels="both" svg:x="1.477cm" svg:y="1.337cm" svg:width="20.13cm" svg:height="8.022cm">
          <chartooo:coordinate-region svg:x="2.495cm" svg:y="1.537cm" svg:width="19.112cm" svg:height="7.623cm"/>
          <chart:axis chart:dimension="x" chart:name="primary-x" chart:style-name="ch5" chartooo:axis-type="auto">
            <chartooo:date-scale/>
            <chart:title svg:x="11.101cm" svg:y="9.57cm" chart:style-name="ch6">
              <text:p>Term</text:p>
            </chart:title>
            <chart:categories table:cell-range-address="'R Sentiments'.B2:'R Sentiments'.B26"/>
          </chart:axis>
          <chart:axis chart:dimension="y" chart:name="primary-y" chart:style-name="ch7">
            <chart:title svg:x="0.451cm" svg:y="7.019cm" chart:style-name="ch8">
              <text:p>Spearman Correlation</text:p>
            </chart:title>
            <chart:grid chart:style-name="ch9" chart:class="major"/>
          </chart:axis>
          <chart:series chart:style-name="ch10" chart:values-cell-range-address="'R Sentiments'.A2:'R Sentiments'.A26" chart:label-cell-address="'R Sentiments'.A1:'R Sentiments'.A1" chart:class="chart:bar">
            <chart:data-point chart:repeated="25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</text:p>
                <draw:g>
                  <svg:desc>'R Sentiments'.A1:'R Sentiment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ong</text:p>
                <draw:g>
                  <svg:desc>'R Sentiments'.B2:'R Sentiments'.B26</svg:desc>
                </draw:g>
              </table:table-cell>
              <table:table-cell office:value-type="float" office:value="-0.212885924265094">
                <text:p>-0.212885924265094</text:p>
                <draw:g>
                  <svg:desc>'R Sentiments'.A2:'R Sentiments'.A26</svg:desc>
                </draw:g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-0.196935057653033">
                <text:p>-0.196935057653033</text:p>
              </table:table-cell>
            </table:table-row>
            <table:table-row>
              <table:table-cell office:value-type="string">
                <text:p>refuse</text:p>
              </table:table-cell>
              <table:table-cell office:value-type="float" office:value="-0.182585772173975">
                <text:p>-0.182585772173975</text:p>
              </table:table-cell>
            </table:table-row>
            <table:table-row>
              <table:table-cell office:value-type="string">
                <text:p>hung</text:p>
              </table:table-cell>
              <table:table-cell office:value-type="float" office:value="-0.180443350914161">
                <text:p>-0.180443350914161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-0.167978900505626">
                <text:p>-0.167978900505626</text:p>
              </table:table-cell>
            </table:table-row>
            <table:table-row>
              <table:table-cell office:value-type="string">
                <text:p>resolve issue</text:p>
              </table:table-cell>
              <table:table-cell office:value-type="float" office:value="-0.139552946912365">
                <text:p>-0.139552946912365</text:p>
              </table:table-cell>
            </table:table-row>
            <table:table-row>
              <table:table-cell office:value-type="string">
                <text:p>number wa</text:p>
              </table:table-cell>
              <table:table-cell office:value-type="float" office:value="-0.133692518748356">
                <text:p>-0.133692518748356</text:p>
              </table:table-cell>
            </table:table-row>
            <table:table-row>
              <table:table-cell office:value-type="string">
                <text:p>harassed</text:p>
              </table:table-cell>
              <table:table-cell office:value-type="float" office:value="-0.131857599850202">
                <text:p>-0.131857599850202</text:p>
              </table:table-cell>
            </table:table-row>
            <table:table-row>
              <table:table-cell office:value-type="string">
                <text:p>potential</text:p>
              </table:table-cell>
              <table:table-cell office:value-type="float" office:value="-0.130273096989018">
                <text:p>-0.130273096989018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-0.122164835139946">
                <text:p>-0.122164835139946</text:p>
              </table:table-cell>
            </table:table-row>
            <table:table-row>
              <table:table-cell office:value-type="string">
                <text:p>countless</text:p>
              </table:table-cell>
              <table:table-cell office:value-type="float" office:value="-0.119198011348839">
                <text:p>-0.119198011348839</text:p>
              </table:table-cell>
            </table:table-row>
            <table:table-row>
              <table:table-cell office:value-type="string">
                <text:p>finally</text:p>
              </table:table-cell>
              <table:table-cell office:value-type="float" office:value="-0.116005535240906">
                <text:p>-0.116005535240906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-0.097961436628991">
                <text:p>-0.097961436628991</text:p>
              </table:table-cell>
            </table:table-row>
            <table:table-row>
              <table:table-cell office:value-type="string">
                <text:p>harassing</text:p>
              </table:table-cell>
              <table:table-cell office:value-type="float" office:value="-0.0948908803495485">
                <text:p>-0.0948908803495485</text:p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-0.089019007478121">
                <text:p>-0.089019007478121</text:p>
              </table:table-cell>
            </table:table-row>
            <table:table-row>
              <table:table-cell office:value-type="string">
                <text:p>blame</text:p>
              </table:table-cell>
              <table:table-cell office:value-type="float" office:value="-0.0867586953924643">
                <text:p>-0.0867586953924643</text:p>
              </table:table-cell>
            </table:table-row>
            <table:table-row>
              <table:table-cell office:value-type="string">
                <text:p>form filled</text:p>
              </table:table-cell>
              <table:table-cell office:value-type="float" office:value="-0.0743304539778649">
                <text:p>-0.0743304539778649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-0.0718837618690344">
                <text:p>-0.0718837618690344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-0.0699718007993533">
                <text:p>-0.0699718007993533</text:p>
              </table:table-cell>
            </table:table-row>
            <table:table-row>
              <table:table-cell office:value-type="string">
                <text:p>representative asked</text:p>
              </table:table-cell>
              <table:table-cell office:value-type="float" office:value="-0.0666037195549162">
                <text:p>-0.0666037195549162</text:p>
              </table:table-cell>
            </table:table-row>
            <table:table-row>
              <table:table-cell office:value-type="string">
                <text:p>notice loan</text:p>
              </table:table-cell>
              <table:table-cell office:value-type="float" office:value="-0.065383909227899">
                <text:p>-0.065383909227899</text:p>
              </table:table-cell>
            </table:table-row>
            <table:table-row>
              <table:table-cell office:value-type="string">
                <text:p>immediately</text:p>
              </table:table-cell>
              <table:table-cell office:value-type="float" office:value="-0.0576043354589054">
                <text:p>-0.0576043354589054</text:p>
              </table:table-cell>
            </table:table-row>
            <table:table-row>
              <table:table-cell office:value-type="string">
                <text:p>caught</text:p>
              </table:table-cell>
              <table:table-cell office:value-type="float" office:value="-0.0405240158613191">
                <text:p>-0.0405240158613191</text:p>
              </table:table-cell>
            </table:table-row>
            <table:table-row>
              <table:table-cell office:value-type="string">
                <text:p>stuck</text:p>
              </table:table-cell>
              <table:table-cell office:value-type="float" office:value="-0.0269417276923597">
                <text:p>-0.0269417276923597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0.0337678238289986">
                <text:p>0.0337678238289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10.551cm" xlink:href=".." xlink:type="simple" chart:class="chart:bar" chart:style-name="ch1">
        <chart:title svg:x="8.248cm" svg:y="0.347cm" chart:style-name="ch2">
          <text:p>Correlation of Sentiment with Term</text:p>
        </chart:title>
        <chart:legend chart:legend-position="end" svg:x="22.073cm" svg:y="4.976cm" style:legend-expansion="high" chart:style-name="ch3"/>
        <chart:plot-area chart:style-name="ch4" table:cell-range-address="'coreNLP Mean Sentiment'.A2:'coreNLP Mean Sentiment'.B26 'coreNLP Mean Sentiment'.A1:'coreNLP Mean Sentiment'.A1" chart:data-source-has-labels="both" svg:x="1.477cm" svg:y="1.337cm" svg:width="20.13cm" svg:height="8.022cm">
          <chartooo:coordinate-region svg:x="2.31cm" svg:y="1.536cm" svg:width="19.297cm" svg:height="7.624cm"/>
          <chart:axis chart:dimension="x" chart:name="primary-x" chart:style-name="ch5" chartooo:axis-type="auto">
            <chartooo:date-scale/>
            <chart:title svg:x="11.101cm" svg:y="9.57cm" chart:style-name="ch6">
              <text:p>Term</text:p>
            </chart:title>
            <chart:categories table:cell-range-address="'coreNLP Mean Sentiment'.B2:'coreNLP Mean Sentiment'.B26"/>
          </chart:axis>
          <chart:axis chart:dimension="y" chart:name="primary-y" chart:style-name="ch7">
            <chart:title svg:x="0.451cm" svg:y="7.019cm" chart:style-name="ch8">
              <text:p>Spearman Correlation</text:p>
            </chart:title>
            <chart:grid chart:style-name="ch9" chart:class="major"/>
          </chart:axis>
          <chart:series chart:style-name="ch10" chart:values-cell-range-address="'coreNLP Mean Sentiment'.A2:'coreNLP Mean Sentiment'.A26" chart:label-cell-address="'coreNLP Mean Sentiment'.A1:'coreNLP Mean Sentiment'.A1" chart:class="chart:bar">
            <chart:data-point chart:repeated="25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</text:p>
                <draw:g>
                  <svg:desc>'coreNLP Mean Sentiment'.A1:'coreNLP Mean Sentimen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</text:p>
                <draw:g>
                  <svg:desc>'coreNLP Mean Sentiment'.B2:'coreNLP Mean Sentiment'.B26</svg:desc>
                </draw:g>
              </table:table-cell>
              <table:table-cell office:value-type="float" office:value="-0.489964">
                <text:p>-0.489964</text:p>
                <draw:g>
                  <svg:desc>'coreNLP Mean Sentiment'.A2:'coreNLP Mean Sentiment'.A26</svg:desc>
                </draw:g>
              </table:table-cell>
            </table:table-row>
            <table:table-row>
              <table:table-cell office:value-type="string">
                <text:p>told</text:p>
              </table:table-cell>
              <table:table-cell office:value-type="float" office:value="-0.355673">
                <text:p>-0.355673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-0.34829">
                <text:p>-0.34829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-0.288901">
                <text:p>-0.288901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-0.275114">
                <text:p>-0.275114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-0.273048">
                <text:p>-0.273048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-0.266364">
                <text:p>-0.266364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-0.264469">
                <text:p>-0.264469</text:p>
              </table:table-cell>
            </table:table-row>
            <table:table-row>
              <table:table-cell office:value-type="string">
                <text:p>mae</text:p>
              </table:table-cell>
              <table:table-cell office:value-type="float" office:value="-0.253069">
                <text:p>-0.253069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-0.238608">
                <text:p>-0.238608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-0.225608">
                <text:p>-0.225608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-0.210059">
                <text:p>-0.210059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-0.208609">
                <text:p>-0.208609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-0.207732">
                <text:p>-0.207732</text:p>
              </table:table-cell>
            </table:table-row>
            <table:table-row>
              <table:table-cell office:value-type="string">
                <text:p>taken</text:p>
              </table:table-cell>
              <table:table-cell office:value-type="float" office:value="-0.206939">
                <text:p>-0.206939</text:p>
              </table:table-cell>
            </table:table-row>
            <table:table-row>
              <table:table-cell office:value-type="string">
                <text:p>message</text:p>
              </table:table-cell>
              <table:table-cell office:value-type="float" office:value="-0.161197">
                <text:p>-0.161197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-0.153162">
                <text:p>-0.153162</text:p>
              </table:table-cell>
            </table:table-row>
            <table:table-row>
              <table:table-cell office:value-type="string">
                <text:p>told needed</text:p>
              </table:table-cell>
              <table:table-cell office:value-type="float" office:value="-0.137854">
                <text:p>-0.137854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-0.128259">
                <text:p>-0.128259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-0.109783">
                <text:p>-0.109783</text:p>
              </table:table-cell>
            </table:table-row>
            <table:table-row>
              <table:table-cell office:value-type="string">
                <text:p>effect</text:p>
              </table:table-cell>
              <table:table-cell office:value-type="float" office:value="-0.099679">
                <text:p>-0.099679</text:p>
              </table:table-cell>
            </table:table-row>
            <table:table-row>
              <table:table-cell office:value-type="string">
                <text:p>success</text:p>
              </table:table-cell>
              <table:table-cell office:value-type="float" office:value="-0.079224">
                <text:p>-0.079224</text:p>
              </table:table-cell>
            </table:table-row>
            <table:table-row>
              <table:table-cell office:value-type="string">
                <text:p>later month</text:p>
              </table:table-cell>
              <table:table-cell office:value-type="float" office:value="-0.078744">
                <text:p>-0.078744</text:p>
              </table:table-cell>
            </table:table-row>
            <table:table-row>
              <table:table-cell office:value-type="string">
                <text:p>heard sallie</text:p>
              </table:table-cell>
              <table:table-cell office:value-type="float" office:value="-0.069804">
                <text:p>-0.069804</text:p>
              </table:table-cell>
            </table:table-row>
            <table:table-row>
              <table:table-cell office:value-type="string">
                <text:p>handled</text:p>
              </table:table-cell>
              <table:table-cell office:value-type="float" office:value="-0.068213">
                <text:p>-0.068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10.551cm" xlink:href=".." xlink:type="simple" chart:class="chart:bar" chart:style-name="ch1">
        <chart:title svg:x="8.248cm" svg:y="0.347cm" chart:style-name="ch2">
          <text:p>Correlation of Sentiment with Term</text:p>
        </chart:title>
        <chart:legend chart:legend-position="end" svg:x="22.073cm" svg:y="4.976cm" style:legend-expansion="high" chart:style-name="ch3"/>
        <chart:plot-area chart:style-name="ch4" table:cell-range-address="'coreNLP Max Sentiment'.A2:'coreNLP Max Sentiment'.B26 'coreNLP Max Sentiment'.A1:'coreNLP Max Sentiment'.A1" chart:data-source-has-labels="both" svg:x="1.477cm" svg:y="1.337cm" svg:width="20.13cm" svg:height="8.022cm">
          <chartooo:coordinate-region svg:x="2.495cm" svg:y="1.536cm" svg:width="19.112cm" svg:height="7.624cm"/>
          <chart:axis chart:dimension="x" chart:name="primary-x" chart:style-name="ch5" chartooo:axis-type="auto">
            <chartooo:date-scale/>
            <chart:title svg:x="11.101cm" svg:y="9.57cm" chart:style-name="ch6">
              <text:p>Term</text:p>
            </chart:title>
            <chart:categories table:cell-range-address="'coreNLP Max Sentiment'.B2:'coreNLP Max Sentiment'.B26"/>
          </chart:axis>
          <chart:axis chart:dimension="y" chart:name="primary-y" chart:style-name="ch7">
            <chart:title svg:x="0.451cm" svg:y="7.019cm" chart:style-name="ch8">
              <text:p>Spearman Correlation</text:p>
            </chart:title>
            <chart:grid chart:style-name="ch9" chart:class="major"/>
          </chart:axis>
          <chart:series chart:style-name="ch10" chart:values-cell-range-address="'coreNLP Max Sentiment'.A2:'coreNLP Max Sentiment'.A26" chart:label-cell-address="'coreNLP Max Sentiment'.A1:'coreNLP Max Sentiment'.A1" chart:class="chart:bar">
            <chart:data-point chart:repeated="25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</text:p>
                <draw:g>
                  <svg:desc>'coreNLP Max Sentiment'.A1:'coreNLP Max Sentimen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ffer refinancing</text:p>
                <draw:g>
                  <svg:desc>'coreNLP Max Sentiment'.B2:'coreNLP Max Sentiment'.B26</svg:desc>
                </draw:g>
              </table:table-cell>
              <table:table-cell office:value-type="float" office:value="-0.237526">
                <text:p>-0.237526</text:p>
                <draw:g>
                  <svg:desc>'coreNLP Max Sentiment'.A2:'coreNLP Max Sentiment'.A26</svg:desc>
                </draw:g>
              </table:table-cell>
            </table:table-row>
            <table:table-row>
              <table:table-cell office:value-type="string">
                <text:p>refinancing</text:p>
              </table:table-cell>
              <table:table-cell office:value-type="float" office:value="-0.141353">
                <text:p>-0.141353</text:p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-0.04903">
                <text:p>-0.04903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-0.023946">
                <text:p>-0.023946</text:p>
              </table:table-cell>
            </table:table-row>
            <table:table-row>
              <table:table-cell office:value-type="string">
                <text:p>mae</text:p>
              </table:table-cell>
              <table:table-cell office:value-type="float" office:value="-0.023826">
                <text:p>-0.023826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-0.023174">
                <text:p>-0.023174</text:p>
              </table:table-cell>
            </table:table-row>
            <table:table-row>
              <table:table-cell office:value-type="string">
                <text:p>sallie</text:p>
              </table:table-cell>
              <table:table-cell office:value-type="float" office:value="-0.01662">
                <text:p>-0.01662</text:p>
              </table:table-cell>
            </table:table-row>
            <table:table-row>
              <table:table-cell office:value-type="string">
                <text:p>sallie mae</text:p>
              </table:table-cell>
              <table:table-cell office:value-type="float" office:value="-0.014358">
                <text:p>-0.014358</text:p>
              </table:table-cell>
            </table:table-row>
            <table:table-row>
              <table:table-cell office:value-type="string">
                <text:p>told</text:p>
              </table:table-cell>
              <table:table-cell office:value-type="float" office:value="-0.011917">
                <text:p>-0.011917</text:p>
              </table:table-cell>
            </table:table-row>
            <table:table-row>
              <table:table-cell office:value-type="string">
                <text:p>month ahead</text:p>
              </table:table-cell>
              <table:table-cell office:value-type="float" office:value="-0.004619">
                <text:p>-0.004619</text:p>
              </table:table-cell>
            </table:table-row>
            <table:table-row>
              <table:table-cell office:value-type="string">
                <text:p>refuse talk</text:p>
              </table:table-cell>
              <table:table-cell office:value-type="float" office:value="-0.003873">
                <text:p>-0.003873</text:p>
              </table:table-cell>
            </table:table-row>
            <table:table-row>
              <table:table-cell office:value-type="string">
                <text:p>refuse</text:p>
              </table:table-cell>
              <table:table-cell office:value-type="float" office:value="-0.003855">
                <text:p>-0.0038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student loan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23921">
                <text:p>0.023921</text:p>
              </table:table-cell>
            </table:table-row>
            <table:table-row>
              <table:table-cell office:value-type="string">
                <text:p>thing</text:p>
              </table:table-cell>
              <table:table-cell office:value-type="float" office:value="0.024259">
                <text:p>0.024259</text:p>
              </table:table-cell>
            </table:table-row>
            <table:table-row>
              <table:table-cell office:value-type="string">
                <text:p>ha</text:p>
              </table:table-cell>
              <table:table-cell office:value-type="float" office:value="0.026684">
                <text:p>0.026684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0.039517">
                <text:p>0.039517</text:p>
              </table:table-cell>
            </table:table-row>
            <table:table-row>
              <table:table-cell office:value-type="string">
                <text:p>paying</text:p>
              </table:table-cell>
              <table:table-cell office:value-type="float" office:value="0.049605">
                <text:p>0.049605</text:p>
              </table:table-cell>
            </table:table-row>
            <table:table-row>
              <table:table-cell office:value-type="string">
                <text:p>10 year</text:p>
              </table:table-cell>
              <table:table-cell office:value-type="float" office:value="0.050209">
                <text:p>0.050209</text:p>
              </table:table-cell>
            </table:table-row>
            <table:table-row>
              <table:table-cell office:value-type="string">
                <text:p>pretty</text:p>
              </table:table-cell>
              <table:table-cell office:value-type="float" office:value="0.06367">
                <text:p>0.06367</text:p>
              </table:table-cell>
            </table:table-row>
            <table:table-row>
              <table:table-cell office:value-type="string">
                <text:p>s credit</text:p>
              </table:table-cell>
              <table:table-cell office:value-type="float" office:value="0.078714">
                <text:p>0.078714</text:p>
              </table:table-cell>
            </table:table-row>
            <table:table-row>
              <table:table-cell office:value-type="string">
                <text:p>afford live</text:p>
              </table:table-cell>
              <table:table-cell office:value-type="float" office:value="0.112626">
                <text:p>0.11262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27022">
                <text:p>0.127022</text:p>
              </table:table-cell>
            </table:table-row>
            <table:table-row>
              <table:table-cell office:value-type="string">
                <text:p>mae change</text:p>
              </table:table-cell>
              <table:table-cell office:value-type="float" office:value="0.146639">
                <text:p>0.146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10.551cm" xlink:href=".." xlink:type="simple" chart:class="chart:bar" chart:style-name="ch1">
        <chart:title svg:x="8.248cm" svg:y="0.347cm" chart:style-name="ch2">
          <text:p>Correlation of Sentiment with Term</text:p>
        </chart:title>
        <chart:legend chart:legend-position="end" svg:x="22.073cm" svg:y="4.976cm" style:legend-expansion="high" chart:style-name="ch3"/>
        <chart:plot-area chart:style-name="ch4" table:cell-range-address="'Twitter Max Sentiment'.A2:'Twitter Max Sentiment'.B26 'Twitter Max Sentiment'.A1:'Twitter Max Sentiment'.A1" chart:data-source-has-labels="both" svg:x="1.477cm" svg:y="1.337cm" svg:width="20.13cm" svg:height="8.022cm">
          <chartooo:coordinate-region svg:x="2.495cm" svg:y="1.536cm" svg:width="19.112cm" svg:height="7.624cm"/>
          <chart:axis chart:dimension="x" chart:name="primary-x" chart:style-name="ch5" chartooo:axis-type="auto">
            <chartooo:date-scale/>
            <chart:title svg:x="11.101cm" svg:y="9.57cm" chart:style-name="ch6">
              <text:p>Term</text:p>
            </chart:title>
            <chart:categories table:cell-range-address="'Twitter Max Sentiment'.B2:'Twitter Max Sentiment'.B26"/>
          </chart:axis>
          <chart:axis chart:dimension="y" chart:name="primary-y" chart:style-name="ch7">
            <chart:title svg:x="0.451cm" svg:y="7.019cm" chart:style-name="ch8">
              <text:p>Spearman Correlation</text:p>
            </chart:title>
            <chart:grid chart:style-name="ch9" chart:class="major"/>
          </chart:axis>
          <chart:series chart:style-name="ch10" chart:values-cell-range-address="'Twitter Max Sentiment'.A2:'Twitter Max Sentiment'.A26" chart:label-cell-address="'Twitter Max Sentiment'.A1:'Twitter Max Sentiment'.A1" chart:class="chart:bar">
            <chart:data-point chart:repeated="25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</text:p>
                <draw:g>
                  <svg:desc>'Twitter Max Sentiment'.A1:'Twitter Max Sentimen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vient</text:p>
                <draw:g>
                  <svg:desc>'Twitter Max Sentiment'.B2:'Twitter Max Sentiment'.B26</svg:desc>
                </draw:g>
              </table:table-cell>
              <table:table-cell office:value-type="float" office:value="-0.23146">
                <text:p>-0.23146</text:p>
                <draw:g>
                  <svg:desc>'Twitter Max Sentiment'.A2:'Twitter Max Sentiment'.A26</svg:desc>
                </draw:g>
              </table:table-cell>
            </table:table-row>
            <table:table-row>
              <table:table-cell office:value-type="string">
                <text:p>cybersecurity</text:p>
              </table:table-cell>
              <table:table-cell office:value-type="float" office:value="-0.168382">
                <text:p>-0.168382</text:p>
              </table:table-cell>
            </table:table-row>
            <table:table-row>
              <table:table-cell office:value-type="string">
                <text:p>recognized</text:p>
              </table:table-cell>
              <table:table-cell office:value-type="float" office:value="-0.16675">
                <text:p>-0.16675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-0.165106">
                <text:p>-0.165106</text:p>
              </table:table-cell>
            </table:table-row>
            <table:table-row>
              <table:table-cell office:value-type="string">
                <text:p>recognized cybersecurity</text:p>
              </table:table-cell>
              <table:table-cell office:value-type="float" office:value="-0.163448">
                <text:p>-0.163448</text:p>
              </table:table-cell>
            </table:table-row>
            <table:table-row>
              <table:table-cell office:value-type="string">
                <text:p>mae recognized</text:p>
              </table:table-cell>
              <table:table-cell office:value-type="float" office:value="-0.160094">
                <text:p>-0.160094</text:p>
              </table:table-cell>
            </table:table-row>
            <table:table-row>
              <table:table-cell office:value-type="string">
                <text:p>management practice</text:p>
              </table:table-cell>
              <table:table-cell office:value-type="float" office:value="-0.154954">
                <text:p>-0.154954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-0.123941">
                <text:p>-0.123941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-0.1189">
                <text:p>-0.1189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-0.067315">
                <text:p>-0.067315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-0.057877">
                <text:p>-0.057877</text:p>
              </table:table-cell>
            </table:table-row>
            <table:table-row>
              <table:table-cell office:value-type="string">
                <text:p>got</text:p>
              </table:table-cell>
              <table:table-cell office:value-type="float" office:value="-0.014703">
                <text:p>-0.014703</text:p>
              </table:table-cell>
            </table:table-row>
            <table:table-row>
              <table:table-cell office:value-type="string">
                <text:p>mae http</text:p>
              </table:table-cell>
              <table:table-cell office:value-type="float" office:value="-0.004011">
                <text:p>-0.004011</text:p>
              </table:table-cell>
            </table:table-row>
            <table:table-row>
              <table:table-cell office:value-type="string">
                <text:p>mae</text:p>
              </table:table-cell>
              <table:table-cell office:value-type="float" office:value="-0.001488">
                <text:p>-0.00148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0405">
                <text:p>0.00405</text:p>
              </table:table-cell>
            </table:table-row>
            <table:table-row>
              <table:table-cell office:value-type="string">
                <text:p>sallie mae</text:p>
              </table:table-cell>
              <table:table-cell office:value-type="float" office:value="0.008688">
                <text:p>0.008688</text:p>
              </table:table-cell>
            </table:table-row>
            <table:table-row>
              <table:table-cell office:value-type="string">
                <text:p>sallie</text:p>
              </table:table-cell>
              <table:table-cell office:value-type="float" office:value="0.018388">
                <text:p>0.018388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0.028166">
                <text:p>0.028166</text:p>
              </table:table-cell>
            </table:table-row>
            <table:table-row>
              <table:table-cell office:value-type="string">
                <text:p>paying</text:p>
              </table:table-cell>
              <table:table-cell office:value-type="float" office:value="0.048744">
                <text:p>0.048744</text:p>
              </table:table-cell>
            </table:table-row>
            <table:table-row>
              <table:table-cell office:value-type="string">
                <text:p>salliemae</text:p>
              </table:table-cell>
              <table:table-cell office:value-type="float" office:value="0.056027">
                <text:p>0.056027</text:p>
              </table:table-cell>
            </table:table-row>
            <table:table-row>
              <table:table-cell office:value-type="string">
                <text:p>owe sallie</text:p>
              </table:table-cell>
              <table:table-cell office:value-type="float" office:value="0.107426">
                <text:p>0.107426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0.117646">
                <text:p>0.117646</text:p>
              </table:table-cell>
            </table:table-row>
            <table:table-row>
              <table:table-cell office:value-type="string">
                <text:p>salliemae thanks</text:p>
              </table:table-cell>
              <table:table-cell office:value-type="float" office:value="0.118822">
                <text:p>0.118822</text:p>
              </table:table-cell>
            </table:table-row>
            <table:table-row>
              <table:table-cell office:value-type="string">
                <text:p>thank</text:p>
              </table:table-cell>
              <table:table-cell office:value-type="float" office:value="0.133816">
                <text:p>0.133816</text:p>
              </table:table-cell>
            </table:table-row>
            <table:table-row>
              <table:table-cell office:value-type="string">
                <text:p>thanks sallie</text:p>
              </table:table-cell>
              <table:table-cell office:value-type="float" office:value="0.137279">
                <text:p>0.1372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10.551cm" xlink:href=".." xlink:type="simple" chart:class="chart:bar" chart:style-name="ch1">
        <chart:title svg:x="8.248cm" svg:y="0.347cm" chart:style-name="ch2">
          <text:p>Correlation of Sentiment with Term</text:p>
        </chart:title>
        <chart:legend chart:legend-position="end" svg:x="22.073cm" svg:y="4.976cm" style:legend-expansion="high" chart:style-name="ch3"/>
        <chart:plot-area chart:style-name="ch4" table:cell-range-address="'Twitter Mean Sentiment'.A2:'Twitter Mean Sentiment'.B26 'Twitter Mean Sentiment'.A1:'Twitter Mean Sentiment'.A1" chart:data-source-has-labels="both" svg:x="1.477cm" svg:y="1.337cm" svg:width="20.13cm" svg:height="8.022cm">
          <chartooo:coordinate-region svg:x="2.495cm" svg:y="1.536cm" svg:width="19.112cm" svg:height="7.624cm"/>
          <chart:axis chart:dimension="x" chart:name="primary-x" chart:style-name="ch5" chartooo:axis-type="auto">
            <chartooo:date-scale/>
            <chart:title svg:x="11.101cm" svg:y="9.57cm" chart:style-name="ch6">
              <text:p>Term</text:p>
            </chart:title>
            <chart:categories table:cell-range-address="'Twitter Mean Sentiment'.B2:'Twitter Mean Sentiment'.B26"/>
          </chart:axis>
          <chart:axis chart:dimension="y" chart:name="primary-y" chart:style-name="ch7">
            <chart:title svg:x="0.451cm" svg:y="7.019cm" chart:style-name="ch8">
              <text:p>Spearman Correlation</text:p>
            </chart:title>
            <chart:grid chart:style-name="ch9" chart:class="major"/>
          </chart:axis>
          <chart:series chart:style-name="ch10" chart:values-cell-range-address="'Twitter Mean Sentiment'.A2:'Twitter Mean Sentiment'.A26" chart:label-cell-address="'Twitter Mean Sentiment'.A1:'Twitter Mean Sentiment'.A1" chart:class="chart:bar">
            <chart:data-point chart:repeated="25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</text:p>
                <draw:g>
                  <svg:desc>'Twitter Mean Sentiment'.A1:'Twitter Mean Sentimen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'Twitter Mean Sentiment'.B2:'Twitter Mean Sentiment'.B26</svg:desc>
                </draw:g>
              </table:table-cell>
              <table:table-cell office:value-type="float" office:value="-0.142627">
                <text:p>-0.142627</text:p>
                <draw:g>
                  <svg:desc>'Twitter Mean Sentiment'.A2:'Twitter Mean Sentiment'.A26</svg:desc>
                </draw:g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-0.113333">
                <text:p>-0.113333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-0.110673">
                <text:p>-0.1106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03653">
                <text:p>-0.103653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-0.098319">
                <text:p>-0.098319</text:p>
              </table:table-cell>
            </table:table-row>
            <table:table-row>
              <table:table-cell office:value-type="string">
                <text:p>told</text:p>
              </table:table-cell>
              <table:table-cell office:value-type="float" office:value="-0.095967">
                <text:p>-0.09596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-0.022874">
                <text:p>-0.022874</text:p>
              </table:table-cell>
            </table:table-row>
            <table:table-row>
              <table:table-cell office:value-type="string">
                <text:p>tcomulj2ivqtx</text:p>
              </table:table-cell>
              <table:table-cell office:value-type="float" office:value="-0.012176">
                <text:p>-0.012176</text:p>
              </table:table-cell>
            </table:table-row>
            <table:table-row>
              <table:table-cell office:value-type="string">
                <text:p>http tcomulj2ivqtx</text:p>
              </table:table-cell>
              <table:table-cell office:value-type="float" office:value="-0.012176">
                <text:p>-0.01217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4654">
                <text:p>0.044654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0.056846">
                <text:p>0.05684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08169">
                <text:p>0.08169</text:p>
              </table:table-cell>
            </table:table-row>
            <table:table-row>
              <table:table-cell office:value-type="string">
                <text:p>mae</text:p>
              </table:table-cell>
              <table:table-cell office:value-type="float" office:value="0.08326">
                <text:p>0.08326</text:p>
              </table:table-cell>
            </table:table-row>
            <table:table-row>
              <table:table-cell office:value-type="string">
                <text:p>sallie mae</text:p>
              </table:table-cell>
              <table:table-cell office:value-type="float" office:value="0.088631">
                <text:p>0.088631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95076">
                <text:p>0.095076</text:p>
              </table:table-cell>
            </table:table-row>
            <table:table-row>
              <table:table-cell office:value-type="string">
                <text:p>dee1</text:p>
              </table:table-cell>
              <table:table-cell office:value-type="float" office:value="0.101183">
                <text:p>0.101183</text:p>
              </table:table-cell>
            </table:table-row>
            <table:table-row>
              <table:table-cell office:value-type="string">
                <text:p>thank god</text:p>
              </table:table-cell>
              <table:table-cell office:value-type="float" office:value="0.10519">
                <text:p>0.10519</text:p>
              </table:table-cell>
            </table:table-row>
            <table:table-row>
              <table:table-cell office:value-type="string">
                <text:p>thank</text:p>
              </table:table-cell>
              <table:table-cell office:value-type="float" office:value="0.106062">
                <text:p>0.106062</text:p>
              </table:table-cell>
            </table:table-row>
            <table:table-row>
              <table:table-cell office:value-type="string">
                <text:p>sallie</text:p>
              </table:table-cell>
              <table:table-cell office:value-type="float" office:value="0.106999">
                <text:p>0.106999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0.109305">
                <text:p>0.109305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0.120954">
                <text:p>0.12095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177894">
                <text:p>0.177894</text:p>
              </table:table-cell>
            </table:table-row>
            <table:table-row>
              <table:table-cell office:value-type="string">
                <text:p>visit</text:p>
              </table:table-cell>
              <table:table-cell office:value-type="float" office:value="0.177894">
                <text:p>0.177894</text:p>
              </table:table-cell>
            </table:table-row>
            <table:table-row>
              <table:table-cell office:value-type="string">
                <text:p>campus visit</text:p>
              </table:table-cell>
              <table:table-cell office:value-type="float" office:value="0.177894">
                <text:p>0.177894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0.18935">
                <text:p>0.18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